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66mm"/>
    </style:style>
    <style:style style:name="co2" style:family="table-column">
      <style:table-column-properties fo:break-before="auto" style:column-width="13.86mm"/>
    </style:style>
    <style:style style:name="co3" style:family="table-column">
      <style:table-column-properties fo:break-before="auto" style:column-width="68.21mm"/>
    </style:style>
    <style:style style:name="co4" style:family="table-column">
      <style:table-column-properties fo:break-before="auto" style:column-width="6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9.23mm"/>
    </style:style>
    <style:style style:name="co7" style:family="table-column">
      <style:table-column-properties fo:break-before="auto" style:column-width="40.53mm"/>
    </style:style>
    <style:style style:name="co8" style:family="table-column">
      <style:table-column-properties fo:break-before="auto" style:column-width="47.11mm"/>
    </style:style>
    <style:style style:name="co9" style:family="table-column">
      <style:table-column-properties fo:break-before="auto" style:column-width="51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7" style:family="table-cell" style:parent-style-name="Pivot_20_Table_20_Category" style:data-style-name="N0">
      <style:table-cell-properties fo:border-bottom="none" fo:background-color="#ffff00" fo:border-left="2.01pt solid #000000" fo:border-right="0.99pt solid #000000" fo:border-top="0.99pt solid #000000"/>
    </style:style>
    <style:style style:name="ce18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19" style:family="table-cell" style:parent-style-name="Pivot_20_Table_20_Category" style:data-style-name="N0">
      <style:table-cell-properties fo:border-bottom="0.99pt solid #000000" fo:background-color="#ffff00" fo:border-left="2.01pt solid #000000" fo:border-right="0.99pt solid #000000" fo:border-top="0.99pt solid #000000"/>
    </style:style>
    <style:style style:name="ce20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1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22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3" style:family="table-cell" style:parent-style-name="Pivot_20_Table_20_Category" style:data-style-name="N0">
      <style:table-cell-properties fo:border="0.99pt solid #000000"/>
    </style:style>
    <style:style style:name="ce24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25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26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7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28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brushles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arnel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</table:table-row>
        <table:table-row table:style-name="ro1">
          <table:table-cell office:value-type="float" office:value="1437637" calcext:value-type="float">
            <text:p>1437637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KMR211GLFS</text:p>
          </table:table-cell>
          <table:table-cell office:value-type="string" calcext:value-type="string">
            <text:p>BUTTON-KMR241GLFS</text:p>
          </table:table-cell>
          <table:table-cell office:value-type="string" calcext:value-type="string">
            <text:p>PUSHBUTTON-KMR241GLFS</text:p>
          </table:table-cell>
        </table:table-row>
        <table:table-row table:style-name="ro1">
          <table:table-cell office:value-type="float" office:value="2528772" calcext:value-type="float">
            <text:p>2528772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0µF</text:p>
          </table:table-cell>
          <table:table-cell office:value-type="string" calcext:value-type="string">
            <text:p>0.33UF/330NF-0805-50V-10%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2528772" calcext:value-type="float">
            <text:p>252877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10µF</text:p>
          </table:table-cell>
          <table:table-cell office:value-type="string" calcext:value-type="string">
            <text:p>0.33UF/330NF-0805-50V-10%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2528772" calcext:value-type="float">
            <text:p>252877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10µF</text:p>
          </table:table-cell>
          <table:table-cell office:value-type="string" calcext:value-type="string">
            <text:p>0.33UF/330NF-0805-50V-10%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2496935" calcext:value-type="float">
            <text:p>2496935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1000pF</text:p>
          </table:table-cell>
          <table:table-cell office:value-type="string" calcext:value-type="string">
            <text:p>CAP0805</text:p>
          </table:table-cell>
          <table:table-cell office:value-type="string" calcext:value-type="string">
            <text:p>0805@1</text:p>
          </table:table-cell>
        </table:table-row>
        <table:table-row table:style-name="ro1">
          <table:table-cell office:value-type="float" office:value="2496946" calcext:value-type="float">
            <text:p>249694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0805</text:p>
          </table:table-cell>
          <table:table-cell office:value-type="string" calcext:value-type="string">
            <text:p>0805@1</text:p>
          </table:table-cell>
        </table:table-row>
        <table:table-row table:style-name="ro1">
          <table:table-cell office:value-type="float" office:value="1144713" calcext:value-type="float">
            <text:p>114471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POL_EU_3.5-8</text:p>
          </table:table-cell>
          <table:table-cell office:value-type="string" calcext:value-type="string">
            <text:p>E3,5-8</text:p>
          </table:table-cell>
        </table:table-row>
        <table:table-row table:style-name="ro1">
          <table:table-cell office:value-type="float" office:value="2496946" calcext:value-type="float">
            <text:p>2496946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0805</text:p>
          </table:table-cell>
          <table:table-cell office:value-type="string" calcext:value-type="string">
            <text:p>0805@1</text:p>
          </table:table-cell>
        </table:table-row>
        <table:table-row table:style-name="ro1">
          <table:table-cell office:value-type="float" office:value="721980" calcext:value-type="float">
            <text:p>72198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15pF</text:p>
          </table:table-cell>
          <table:table-cell office:value-type="string" calcext:value-type="string">
            <text:p>C_EU_22PF</text:p>
          </table:table-cell>
          <table:table-cell office:value-type="string" calcext:value-type="string">
            <text:p>C0603</text:p>
          </table:table-cell>
        </table:table-row>
        <table:table-row table:style-name="ro1">
          <table:table-cell office:value-type="float" office:value="721980" calcext:value-type="float">
            <text:p>721980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15pF</text:p>
          </table:table-cell>
          <table:table-cell office:value-type="string" calcext:value-type="string">
            <text:p>C_EU_22PF</text:p>
          </table:table-cell>
          <table:table-cell office:value-type="string" calcext:value-type="string">
            <text:p>C0603</text:p>
          </table:table-cell>
        </table:table-row>
        <table:table-row table:style-name="ro1">
          <table:table-cell office:value-type="float" office:value="1414620" calcext:value-type="float">
            <text:p>1414620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18pF</text:p>
          </table:table-cell>
          <table:table-cell office:value-type="string" calcext:value-type="string">
            <text:p>CAP0805</text:p>
          </table:table-cell>
          <table:table-cell office:value-type="string" calcext:value-type="string">
            <text:p>0805@1</text:p>
          </table:table-cell>
        </table:table-row>
        <table:table-row table:style-name="ro1">
          <table:table-cell office:value-type="float" office:value="1414620" calcext:value-type="float">
            <text:p>1414620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18pF</text:p>
          </table:table-cell>
          <table:table-cell office:value-type="string" calcext:value-type="string">
            <text:p>CAP0805</text:p>
          </table:table-cell>
          <table:table-cell office:value-type="string" calcext:value-type="string">
            <text:p>0805@1</text:p>
          </table:table-cell>
        </table:table-row>
        <table:table-row table:style-name="ro1">
          <table:table-cell office:value-type="float" office:value="2317446" calcext:value-type="float">
            <text:p>2317446</text:p>
          </table:table-cell>
          <table:table-cell office:value-type="string" calcext:value-type="string">
            <text:p>D1</text:p>
          </table:table-cell>
          <table:table-cell/>
          <table:table-cell office:value-type="string" calcext:value-type="string">
            <text:p>ZETEX_VAR2SOT23</text:p>
          </table:table-cell>
          <table:table-cell office:value-type="string" calcext:value-type="string">
            <text:p>ZETEX_SOT-23</text:p>
          </table:table-cell>
        </table:table-row>
        <table:table-row table:style-name="ro1">
          <table:table-cell office:value-type="float" office:value="2317446" calcext:value-type="float">
            <text:p>2317446</text:p>
          </table:table-cell>
          <table:table-cell office:value-type="string" calcext:value-type="string">
            <text:p>D2</text:p>
          </table:table-cell>
          <table:table-cell/>
          <table:table-cell office:value-type="string" calcext:value-type="string">
            <text:p>ZETEX_VAR2SOT23</text:p>
          </table:table-cell>
          <table:table-cell office:value-type="string" calcext:value-type="string">
            <text:p>ZETEX_SOT-23</text:p>
          </table:table-cell>
        </table:table-row>
        <table:table-row table:style-name="ro1">
          <table:table-cell office:value-type="float" office:value="2317446" calcext:value-type="float">
            <text:p>2317446</text:p>
          </table:table-cell>
          <table:table-cell office:value-type="string" calcext:value-type="string">
            <text:p>D3</text:p>
          </table:table-cell>
          <table:table-cell/>
          <table:table-cell office:value-type="string" calcext:value-type="string">
            <text:p>ZETEX_VAR2SOT23</text:p>
          </table:table-cell>
          <table:table-cell office:value-type="string" calcext:value-type="string">
            <text:p>ZETEX_SOT-23</text:p>
          </table:table-cell>
        </table:table-row>
        <table:table-row table:style-name="ro1">
          <table:table-cell office:value-type="float" office:value="1581233" calcext:value-type="float">
            <text:p>1581233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LED1206</text:p>
          </table:table-cell>
          <table:table-cell office:value-type="string" calcext:value-type="string">
            <text:p>LED-1206</text:p>
          </table:table-cell>
        </table:table-row>
        <table:table-row table:style-name="ro1">
          <table:table-cell office:value-type="string" calcext:value-type="string">
            <text:p>8737843RL</text:p>
          </table:table-cell>
          <table:table-cell office:value-type="string" calcext:value-type="string">
            <text:p>D5</text:p>
          </table:table-cell>
          <table:table-cell/>
          <table:table-cell office:value-type="string" calcext:value-type="string">
            <text:p>DIODESOD</text:p>
          </table:table-cell>
          <table:table-cell office:value-type="string" calcext:value-type="string">
            <text:p>SOD-323</text:p>
          </table:table-cell>
        </table:table-row>
        <table:table-row table:style-name="ro1">
          <table:table-cell office:value-type="float" office:value="2296000" calcext:value-type="float">
            <text:p>2296000</text:p>
          </table:table-cell>
          <table:table-cell office:value-type="string" calcext:value-type="string">
            <text:p>DRV1</text:p>
          </table:table-cell>
          <table:table-cell table:number-columns-repeated="2" office:value-type="string" calcext:value-type="string">
            <text:p>OPEN-BLDC_IR2101</text:p>
          </table:table-cell>
          <table:table-cell office:value-type="string" calcext:value-type="string">
            <text:p>OPEN-BLDC_SO-8</text:p>
          </table:table-cell>
        </table:table-row>
        <table:table-row table:style-name="ro1">
          <table:table-cell office:value-type="float" office:value="2296000" calcext:value-type="float">
            <text:p>2296000</text:p>
          </table:table-cell>
          <table:table-cell office:value-type="string" calcext:value-type="string">
            <text:p>DRV2</text:p>
          </table:table-cell>
          <table:table-cell table:number-columns-repeated="2" office:value-type="string" calcext:value-type="string">
            <text:p>OPEN-BLDC_IR2101</text:p>
          </table:table-cell>
          <table:table-cell office:value-type="string" calcext:value-type="string">
            <text:p>OPEN-BLDC_SO-8</text:p>
          </table:table-cell>
        </table:table-row>
        <table:table-row table:style-name="ro1">
          <table:table-cell office:value-type="float" office:value="2296000" calcext:value-type="float">
            <text:p>2296000</text:p>
          </table:table-cell>
          <table:table-cell office:value-type="string" calcext:value-type="string">
            <text:p>DRV3</text:p>
          </table:table-cell>
          <table:table-cell table:number-columns-repeated="2" office:value-type="string" calcext:value-type="string">
            <text:p>OPEN-BLDC_IR2101</text:p>
          </table:table-cell>
          <table:table-cell office:value-type="string" calcext:value-type="string">
            <text:p>OPEN-BLDC_SO-8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ENC1</text:p>
          </table:table-cell>
          <table:table-cell table:number-columns-repeated="2" office:value-type="string" calcext:value-type="string">
            <text:p>LS7366RSO14</text:p>
          </table:table-cell>
          <table:table-cell office:value-type="string" calcext:value-type="string">
            <text:p>SO14</text:p>
          </table:table-cell>
        </table:table-row>
        <table:table-row table:style-name="ro1">
          <table:table-cell office:value-type="float" office:value="1022248" calcext:value-type="float">
            <text:p>1022248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CONNEC_1X03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JP1</text:p>
          </table:table-cell>
          <table:table-cell table:number-columns-repeated="2" office:value-type="string" calcext:value-type="string">
            <text:p>JUMPER-SMT_2_NO_NO-SILK_ROUND</text:p>
          </table:table-cell>
          <table:table-cell office:value-type="string" calcext:value-type="string">
            <text:p>SMT-JUMPER_2_NO_NO-SILK_ROUND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JP2</text:p>
          </table:table-cell>
          <table:table-cell table:number-columns-repeated="2" office:value-type="string" calcext:value-type="string">
            <text:p>JUMPER-SMT_2_NO_NO-SILK_ROUND</text:p>
          </table:table-cell>
          <table:table-cell office:value-type="string" calcext:value-type="string">
            <text:p>SMT-JUMPER_2_NO_NO-SILK_ROUND</text:p>
          </table:table-cell>
        </table:table-row>
        <table:table-row table:style-name="ro1">
          <table:table-cell office:value-type="float" office:value="2470830" calcext:value-type="float">
            <text:p>2470830</text:p>
          </table:table-cell>
          <table:table-cell office:value-type="string" calcext:value-type="string">
            <text:p>K1</text:p>
          </table:table-cell>
          <table:table-cell/>
          <table:table-cell table:number-columns-repeated="2" office:value-type="float" office:value="614105150721" calcext:value-type="float">
            <text:p>614105150721</text:p>
          </table:table-cell>
        </table:table-row>
        <table:table-row table:style-name="ro1">
          <table:table-cell office:value-type="float" office:value="1022256" calcext:value-type="float">
            <text:p>1022256</text:p>
          </table:table-cell>
          <table:table-cell office:value-type="string" calcext:value-type="string">
            <text:p>LOGIC</text:p>
          </table:table-cell>
          <table:table-cell table:number-columns-repeated="3" office:value-type="string" calcext:value-type="string">
            <text:p>CONNEC_1X08</text:p>
          </table:table-cell>
        </table:table-row>
        <table:table-row table:style-name="ro1">
          <table:table-cell office:value-type="float" office:value="2467818" calcext:value-type="float">
            <text:p>2467818</text:p>
          </table:table-cell>
          <table:table-cell office:value-type="string" calcext:value-type="string">
            <text:p>OSC</text:p>
          </table:table-cell>
          <table:table-cell office:value-type="string" calcext:value-type="string">
            <text:p>8MHz</text:p>
          </table:table-cell>
          <table:table-cell office:value-type="string" calcext:value-type="string">
            <text:p>CRYSTAL5X3</text:p>
          </table:table-cell>
          <table:table-cell office:value-type="string" calcext:value-type="string">
            <text:p>CRYSTAL-SMD-5X3</text:p>
          </table:table-cell>
        </table:table-row>
        <table:table-row table:style-name="ro1">
          <table:table-cell office:value-type="float" office:value="1842013" calcext:value-type="float">
            <text:p>1842013</text:p>
          </table:table-cell>
          <table:table-cell office:value-type="string" calcext:value-type="string">
            <text:p>OSC1</text:p>
          </table:table-cell>
          <table:table-cell office:value-type="string" calcext:value-type="string">
            <text:p>40Mhz</text:p>
          </table:table-cell>
          <table:table-cell office:value-type="string" calcext:value-type="string">
            <text:p>CRYSTAL5X3</text:p>
          </table:table-cell>
          <table:table-cell office:value-type="string" calcext:value-type="string">
            <text:p>CRYSTAL-SMD-5X3</text:p>
          </table:table-cell>
        </table:table-row>
        <table:table-row table:style-name="ro1">
          <table:table-cell office:value-type="float" office:value="2319916" calcext:value-type="float">
            <text:p>2319916</text:p>
          </table:table-cell>
          <table:table-cell office:value-type="string" calcext:value-type="string">
            <text:p>Q1</text:p>
          </table:table-cell>
          <table:table-cell table:number-columns-repeated="2" office:value-type="string" calcext:value-type="string">
            <text:p>BUK7Y12-40E</text:p>
          </table:table-cell>
          <table:table-cell office:value-type="string" calcext:value-type="string">
            <text:p>SOT669</text:p>
          </table:table-cell>
        </table:table-row>
        <table:table-row table:style-name="ro1">
          <table:table-cell office:value-type="float" office:value="2319916" calcext:value-type="float">
            <text:p>2319916</text:p>
          </table:table-cell>
          <table:table-cell office:value-type="string" calcext:value-type="string">
            <text:p>Q2</text:p>
          </table:table-cell>
          <table:table-cell table:number-columns-repeated="2" office:value-type="string" calcext:value-type="string">
            <text:p>BUK7Y12-40E</text:p>
          </table:table-cell>
          <table:table-cell office:value-type="string" calcext:value-type="string">
            <text:p>SOT669</text:p>
          </table:table-cell>
        </table:table-row>
        <table:table-row table:style-name="ro1">
          <table:table-cell office:value-type="float" office:value="2319916" calcext:value-type="float">
            <text:p>2319916</text:p>
          </table:table-cell>
          <table:table-cell office:value-type="string" calcext:value-type="string">
            <text:p>Q3</text:p>
          </table:table-cell>
          <table:table-cell table:number-columns-repeated="2" office:value-type="string" calcext:value-type="string">
            <text:p>BUK7Y12-40E</text:p>
          </table:table-cell>
          <table:table-cell office:value-type="string" calcext:value-type="string">
            <text:p>SOT669</text:p>
          </table:table-cell>
        </table:table-row>
        <table:table-row table:style-name="ro1">
          <table:table-cell office:value-type="float" office:value="2319916" calcext:value-type="float">
            <text:p>2319916</text:p>
          </table:table-cell>
          <table:table-cell office:value-type="string" calcext:value-type="string">
            <text:p>Q4</text:p>
          </table:table-cell>
          <table:table-cell table:number-columns-repeated="2" office:value-type="string" calcext:value-type="string">
            <text:p>BUK7Y12-40E</text:p>
          </table:table-cell>
          <table:table-cell office:value-type="string" calcext:value-type="string">
            <text:p>SOT669</text:p>
          </table:table-cell>
        </table:table-row>
        <table:table-row table:style-name="ro1">
          <table:table-cell office:value-type="float" office:value="2319916" calcext:value-type="float">
            <text:p>2319916</text:p>
          </table:table-cell>
          <table:table-cell office:value-type="string" calcext:value-type="string">
            <text:p>Q5</text:p>
          </table:table-cell>
          <table:table-cell table:number-columns-repeated="2" office:value-type="string" calcext:value-type="string">
            <text:p>BUK7Y12-40E</text:p>
          </table:table-cell>
          <table:table-cell office:value-type="string" calcext:value-type="string">
            <text:p>SOT669</text:p>
          </table:table-cell>
        </table:table-row>
        <table:table-row table:style-name="ro1">
          <table:table-cell office:value-type="float" office:value="2319916" calcext:value-type="float">
            <text:p>2319916</text:p>
          </table:table-cell>
          <table:table-cell office:value-type="string" calcext:value-type="string">
            <text:p>Q6</text:p>
          </table:table-cell>
          <table:table-cell table:number-columns-repeated="2" office:value-type="string" calcext:value-type="string">
            <text:p>BUK7Y12-40E</text:p>
          </table:table-cell>
          <table:table-cell office:value-type="string" calcext:value-type="string">
            <text:p>SOT669</text:p>
          </table:table-cell>
        </table:table-row>
        <table:table-row table:style-name="ro1">
          <table:table-cell office:value-type="float" office:value="2446904" calcext:value-type="float">
            <text:p>2446904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0805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2446904" calcext:value-type="float">
            <text:p>2446904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0805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2446904" calcext:value-type="float">
            <text:p>2446904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0805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2446904" calcext:value-type="float">
            <text:p>2446904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0805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2446904" calcext:value-type="float">
            <text:p>244690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0805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2446904" calcext:value-type="float">
            <text:p>2446904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0805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2447553" calcext:value-type="float">
            <text:p>2447553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0805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2447553" calcext:value-type="float">
            <text:p>2447553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0805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2447553" calcext:value-type="float">
            <text:p>2447553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0805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2447553" calcext:value-type="float">
            <text:p>2447553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0805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2447553" calcext:value-type="float">
            <text:p>2447553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0805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2447553" calcext:value-type="float">
            <text:p>2447553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0805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2447553" calcext:value-type="float">
            <text:p>2447553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0805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2447553" calcext:value-type="float">
            <text:p>2447553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0805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2447553" calcext:value-type="float">
            <text:p>2447553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0805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2447553" calcext:value-type="float">
            <text:p>2447553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0805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2447553" calcext:value-type="float">
            <text:p>2447553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0805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2447553" calcext:value-type="float">
            <text:p>2447553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0805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2446939" calcext:value-type="float">
            <text:p>2446939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ESISTOR0805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2446965" calcext:value-type="float">
            <text:p>2446965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3K</text:p>
          </table:table-cell>
          <table:table-cell office:value-type="string" calcext:value-type="string">
            <text:p>RESISTOR0805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2447553" calcext:value-type="float">
            <text:p>2447553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0805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2447553" calcext:value-type="float">
            <text:p>2447553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0805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2447553" calcext:value-type="float">
            <text:p>2447553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0805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2446909" calcext:value-type="float">
            <text:p>2446909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RESISTOR0805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2446926" calcext:value-type="float">
            <text:p>2446926</text:p>
          </table:table-cell>
          <table:table-cell office:value-type="string" calcext:value-type="string">
            <text:p>R2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SISTOR0805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2446926" calcext:value-type="float">
            <text:p>2446926</text:p>
          </table:table-cell>
          <table:table-cell office:value-type="string" calcext:value-type="string">
            <text:p>R3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SISTOR0805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2446904" calcext:value-type="float">
            <text:p>2446904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0805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2446904" calcext:value-type="float">
            <text:p>2446904</text:p>
          </table:table-cell>
          <table:table-cell office:value-type="string" calcext:value-type="string">
            <text:p>R3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0805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2447553" calcext:value-type="float">
            <text:p>2447553</text:p>
          </table:table-cell>
          <table:table-cell office:value-type="string" calcext:value-type="string">
            <text:p>R4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0805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2447553" calcext:value-type="float">
            <text:p>2447553</text:p>
          </table:table-cell>
          <table:table-cell office:value-type="string" calcext:value-type="string">
            <text:p>R4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0805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2446904" calcext:value-type="float">
            <text:p>2446904</text:p>
          </table:table-cell>
          <table:table-cell office:value-type="string" calcext:value-type="string">
            <text:p>R4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0805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2447553" calcext:value-type="float">
            <text:p>2447553</text:p>
          </table:table-cell>
          <table:table-cell office:value-type="string" calcext:value-type="string">
            <text:p>R5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0805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7261403" calcext:value-type="float">
            <text:p>7261403</text:p>
          </table:table-cell>
          <table:table-cell office:value-type="string" calcext:value-type="string">
            <text:p>REG1</text:p>
          </table:table-cell>
          <table:table-cell table:number-columns-repeated="2" office:value-type="string" calcext:value-type="string">
            <text:p>TS2940CW-3.3RP</text:p>
          </table:table-cell>
          <table:table-cell office:value-type="string" calcext:value-type="string">
            <text:p>SOT223</text:p>
          </table:table-cell>
        </table:table-row>
        <table:table-row table:style-name="ro1">
          <table:table-cell office:value-type="float" office:value="1437637" calcext:value-type="float">
            <text:p>1437637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KMR211GLFS</text:p>
          </table:table-cell>
          <table:table-cell office:value-type="string" calcext:value-type="string">
            <text:p>BUTTON-KMR241GLFS</text:p>
          </table:table-cell>
          <table:table-cell office:value-type="string" calcext:value-type="string">
            <text:p>PUSHBUTTON-KMR241GLFS</text:p>
          </table:table-cell>
        </table:table-row>
        <table:table-row table:style-name="ro1">
          <table:table-cell office:value-type="float" office:value="1329624" calcext:value-type="float">
            <text:p>1329624</text:p>
          </table:table-cell>
          <table:table-cell office:value-type="string" calcext:value-type="string">
            <text:p>SENSE</text:p>
          </table:table-cell>
          <table:table-cell table:number-columns-repeated="2" office:value-type="string" calcext:value-type="string">
            <text:p>ACS712</text:p>
          </table:table-cell>
          <table:table-cell office:value-type="string" calcext:value-type="string">
            <text:p>SO8</text:p>
          </table:table-cell>
        </table:table-row>
        <table:table-row table:style-name="ro1">
          <table:table-cell office:value-type="float" office:value="1606327" calcext:value-type="float">
            <text:p>1606327</text:p>
          </table:table-cell>
          <table:table-cell office:value-type="string" calcext:value-type="string">
            <text:p>UC1</text:p>
          </table:table-cell>
          <table:table-cell office:value-type="string" calcext:value-type="string">
            <text:p>STM32F103CBT6</text:p>
          </table:table-cell>
          <table:table-cell office:value-type="string" calcext:value-type="string">
            <text:p>STM32F103CB</text:p>
          </table:table-cell>
          <table:table-cell office:value-type="string" calcext:value-type="string">
            <text:p>LQFP48</text:p>
          </table:table-cell>
        </table:table-row>
        <table:table-row table:style-name="ro1">
          <table:table-cell office:value-type="float" office:value="1022248" calcext:value-type="float">
            <text:p>1022248</text:p>
          </table:table-cell>
          <table:table-cell office:value-type="string" calcext:value-type="string">
            <text:p>V+</text:p>
          </table:table-cell>
          <table:table-cell table:number-columns-repeated="3" office:value-type="string" calcext:value-type="string">
            <text:p>CONNEC_1X03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X1</text:p>
          </table:table-cell>
          <table:table-cell table:number-columns-repeated="2" office:value-type="string" calcext:value-type="string">
            <text:p>JST-XH-10-PIN-LONG-PAD</text:p>
          </table:table-cell>
          <table:table-cell office:value-type="string" calcext:value-type="string">
            <text:p>JST-XH-10-PACKAGE-LONG-PAD</text:p>
          </table:table-cell>
        </table:table-row>
      </table:table>
      <table:table table:name="Pivot Table_brushless_1" table:style-name="ta1">
        <table:table-column table:style-name="co6" table:default-cell-style-name="ce20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5" table:default-cell-style-name="ce27"/>
        <table:table-row table:style-name="ro1">
          <table:table-cell table:style-name="ce16" office:value-type="string" calcext:value-type="string">
            <text:p>Farnell</text:p>
          </table:table-cell>
          <table:table-cell table:style-name="ce22" office:value-type="string" calcext:value-type="string">
            <text:p>Name</text:p>
          </table:table-cell>
          <table:table-cell table:style-name="ce22" office:value-type="string" calcext:value-type="string">
            <text:p>Value</text:p>
          </table:table-cell>
          <table:table-cell table:style-name="ce22" office:value-type="string" calcext:value-type="string">
            <text:p>Device</text:p>
          </table:table-cell>
          <table:table-cell table:style-name="ce22" office:value-type="string" calcext:value-type="string">
            <text:p>Package</text:p>
          </table:table-cell>
          <table:table-cell table:style-name="ce26" office:value-type="string" calcext:value-type="string">
            <text:p>(empty)</text:p>
          </table:table-cell>
        </table:table-row>
        <table:table-row table:style-name="ro1">
          <table:table-cell table:style-name="ce17" office:value-type="float" office:value="721980" calcext:value-type="float">
            <text:p>72198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15pF</text:p>
          </table:table-cell>
          <table:table-cell office:value-type="string" calcext:value-type="string">
            <text:p>C_EU_22PF</text:p>
          </table:table-cell>
          <table:table-cell office:value-type="string" calcext:value-type="string">
            <text:p>C0603</text:p>
          </table:table-cell>
          <table:table-cell/>
        </table:table-row>
        <table:table-row table:style-name="ro1">
          <table:table-cell table:style-name="ce18"/>
          <table:table-cell office:value-type="string" calcext:value-type="string">
            <text:p>C18</text:p>
          </table:table-cell>
          <table:table-cell office:value-type="string" calcext:value-type="string">
            <text:p>15pF</text:p>
          </table:table-cell>
          <table:table-cell office:value-type="string" calcext:value-type="string">
            <text:p>C_EU_22PF</text:p>
          </table:table-cell>
          <table:table-cell office:value-type="string" calcext:value-type="string">
            <text:p>C0603</text:p>
          </table:table-cell>
          <table:table-cell/>
        </table:table-row>
        <table:table-row table:style-name="ro1">
          <table:table-cell table:style-name="ce17" office:value-type="float" office:value="1022248" calcext:value-type="float">
            <text:p>1022248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CONNEC_1X03</text:p>
          </table:table-cell>
          <table:table-cell/>
        </table:table-row>
        <table:table-row table:style-name="ro1">
          <table:table-cell table:style-name="ce18"/>
          <table:table-cell office:value-type="string" calcext:value-type="string">
            <text:p>V+</text:p>
          </table:table-cell>
          <table:table-cell table:number-columns-repeated="3" office:value-type="string" calcext:value-type="string">
            <text:p>CONNEC_1X03</text:p>
          </table:table-cell>
          <table:table-cell/>
        </table:table-row>
        <table:table-row table:style-name="ro1">
          <table:table-cell table:style-name="ce19" office:value-type="float" office:value="1022256" calcext:value-type="float">
            <text:p>1022256</text:p>
          </table:table-cell>
          <table:table-cell office:value-type="string" calcext:value-type="string">
            <text:p>LOGIC</text:p>
          </table:table-cell>
          <table:table-cell table:number-columns-repeated="3" office:value-type="string" calcext:value-type="string">
            <text:p>CONNEC_1X08</text:p>
          </table:table-cell>
          <table:table-cell/>
        </table:table-row>
        <table:table-row table:style-name="ro1">
          <table:table-cell table:style-name="ce19" office:value-type="float" office:value="1144713" calcext:value-type="float">
            <text:p>114471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POL_EU_3.5-8</text:p>
          </table:table-cell>
          <table:table-cell office:value-type="string" calcext:value-type="string">
            <text:p>E3,5-8</text:p>
          </table:table-cell>
          <table:table-cell/>
        </table:table-row>
        <table:table-row table:style-name="ro1">
          <table:table-cell table:style-name="ce19" office:value-type="float" office:value="1329624" calcext:value-type="float">
            <text:p>1329624</text:p>
          </table:table-cell>
          <table:table-cell office:value-type="string" calcext:value-type="string">
            <text:p>SENSE</text:p>
          </table:table-cell>
          <table:table-cell table:number-columns-repeated="2" office:value-type="string" calcext:value-type="string">
            <text:p>ACS712</text:p>
          </table:table-cell>
          <table:table-cell office:value-type="string" calcext:value-type="string">
            <text:p>SO8</text:p>
          </table:table-cell>
          <table:table-cell/>
        </table:table-row>
        <table:table-row table:style-name="ro1">
          <table:table-cell table:style-name="ce17" office:value-type="float" office:value="1414620" calcext:value-type="float">
            <text:p>1414620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18pF</text:p>
          </table:table-cell>
          <table:table-cell office:value-type="string" calcext:value-type="string">
            <text:p>CAP0805</text:p>
          </table:table-cell>
          <table:table-cell office:value-type="string" calcext:value-type="string">
            <text:p>0805@1</text:p>
          </table:table-cell>
          <table:table-cell/>
        </table:table-row>
        <table:table-row table:style-name="ro1">
          <table:table-cell table:style-name="ce18"/>
          <table:table-cell office:value-type="string" calcext:value-type="string">
            <text:p>C21</text:p>
          </table:table-cell>
          <table:table-cell office:value-type="string" calcext:value-type="string">
            <text:p>18pF</text:p>
          </table:table-cell>
          <table:table-cell office:value-type="string" calcext:value-type="string">
            <text:p>CAP0805</text:p>
          </table:table-cell>
          <table:table-cell office:value-type="string" calcext:value-type="string">
            <text:p>0805@1</text:p>
          </table:table-cell>
          <table:table-cell/>
        </table:table-row>
        <table:table-row table:style-name="ro1">
          <table:table-cell table:style-name="ce17" office:value-type="float" office:value="1437637" calcext:value-type="float">
            <text:p>1437637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KMR211GLFS</text:p>
          </table:table-cell>
          <table:table-cell office:value-type="string" calcext:value-type="string">
            <text:p>BUTTON-KMR241GLFS</text:p>
          </table:table-cell>
          <table:table-cell office:value-type="string" calcext:value-type="string">
            <text:p>PUSHBUTTON-KMR241GLFS</text:p>
          </table:table-cell>
          <table:table-cell/>
        </table:table-row>
        <table:table-row table:style-name="ro1">
          <table:table-cell table:style-name="ce18"/>
          <table:table-cell office:value-type="string" calcext:value-type="string">
            <text:p>RESET</text:p>
          </table:table-cell>
          <table:table-cell office:value-type="string" calcext:value-type="string">
            <text:p>KMR211GLFS</text:p>
          </table:table-cell>
          <table:table-cell office:value-type="string" calcext:value-type="string">
            <text:p>BUTTON-KMR241GLFS</text:p>
          </table:table-cell>
          <table:table-cell office:value-type="string" calcext:value-type="string">
            <text:p>PUSHBUTTON-KMR241GLFS</text:p>
          </table:table-cell>
          <table:table-cell/>
        </table:table-row>
        <table:table-row table:style-name="ro1">
          <table:table-cell table:style-name="ce19" office:value-type="float" office:value="1581233" calcext:value-type="float">
            <text:p>1581233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LED1206</text:p>
          </table:table-cell>
          <table:table-cell office:value-type="string" calcext:value-type="string">
            <text:p>LED-1206</text:p>
          </table:table-cell>
          <table:table-cell/>
        </table:table-row>
        <table:table-row table:style-name="ro1">
          <table:table-cell table:style-name="ce19" office:value-type="float" office:value="1606327" calcext:value-type="float">
            <text:p>1606327</text:p>
          </table:table-cell>
          <table:table-cell office:value-type="string" calcext:value-type="string">
            <text:p>UC1</text:p>
          </table:table-cell>
          <table:table-cell office:value-type="string" calcext:value-type="string">
            <text:p>STM32F103CBT6</text:p>
          </table:table-cell>
          <table:table-cell office:value-type="string" calcext:value-type="string">
            <text:p>STM32F103CB</text:p>
          </table:table-cell>
          <table:table-cell office:value-type="string" calcext:value-type="string">
            <text:p>LQFP48</text:p>
          </table:table-cell>
          <table:table-cell/>
        </table:table-row>
        <table:table-row table:style-name="ro1">
          <table:table-cell table:style-name="ce19" office:value-type="float" office:value="1842013" calcext:value-type="float">
            <text:p>1842013</text:p>
          </table:table-cell>
          <table:table-cell office:value-type="string" calcext:value-type="string">
            <text:p>OSC1</text:p>
          </table:table-cell>
          <table:table-cell office:value-type="string" calcext:value-type="string">
            <text:p>40Mhz</text:p>
          </table:table-cell>
          <table:table-cell office:value-type="string" calcext:value-type="string">
            <text:p>CRYSTAL5X3</text:p>
          </table:table-cell>
          <table:table-cell office:value-type="string" calcext:value-type="string">
            <text:p>CRYSTAL-SMD-5X3</text:p>
          </table:table-cell>
          <table:table-cell/>
        </table:table-row>
        <table:table-row table:style-name="ro1">
          <table:table-cell table:style-name="ce17" office:value-type="float" office:value="2296000" calcext:value-type="float">
            <text:p>2296000</text:p>
          </table:table-cell>
          <table:table-cell office:value-type="string" calcext:value-type="string">
            <text:p>DRV1</text:p>
          </table:table-cell>
          <table:table-cell table:number-columns-repeated="2" office:value-type="string" calcext:value-type="string">
            <text:p>OPEN-BLDC_IR2101</text:p>
          </table:table-cell>
          <table:table-cell office:value-type="string" calcext:value-type="string">
            <text:p>OPEN-BLDC_SO-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RV2</text:p>
          </table:table-cell>
          <table:table-cell table:number-columns-repeated="2" office:value-type="string" calcext:value-type="string">
            <text:p>OPEN-BLDC_IR2101</text:p>
          </table:table-cell>
          <table:table-cell office:value-type="string" calcext:value-type="string">
            <text:p>OPEN-BLDC_SO-8</text:p>
          </table:table-cell>
          <table:table-cell/>
        </table:table-row>
        <table:table-row table:style-name="ro1">
          <table:table-cell table:style-name="ce18"/>
          <table:table-cell office:value-type="string" calcext:value-type="string">
            <text:p>DRV3</text:p>
          </table:table-cell>
          <table:table-cell table:number-columns-repeated="2" office:value-type="string" calcext:value-type="string">
            <text:p>OPEN-BLDC_IR2101</text:p>
          </table:table-cell>
          <table:table-cell office:value-type="string" calcext:value-type="string">
            <text:p>OPEN-BLDC_SO-8</text:p>
          </table:table-cell>
          <table:table-cell/>
        </table:table-row>
        <table:table-row table:style-name="ro1">
          <table:table-cell table:style-name="ce17" office:value-type="float" office:value="2317446" calcext:value-type="float">
            <text:p>2317446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(empty)</text:p>
          </table:table-cell>
          <table:table-cell office:value-type="string" calcext:value-type="string">
            <text:p>ZETEX_VAR2SOT23</text:p>
          </table:table-cell>
          <table:table-cell office:value-type="string" calcext:value-type="string">
            <text:p>ZETEX_SOT-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2</text:p>
          </table:table-cell>
          <table:table-cell office:value-type="string" calcext:value-type="string">
            <text:p>(empty)</text:p>
          </table:table-cell>
          <table:table-cell office:value-type="string" calcext:value-type="string">
            <text:p>ZETEX_VAR2SOT23</text:p>
          </table:table-cell>
          <table:table-cell office:value-type="string" calcext:value-type="string">
            <text:p>ZETEX_SOT-23</text:p>
          </table:table-cell>
          <table:table-cell/>
        </table:table-row>
        <table:table-row table:style-name="ro1">
          <table:table-cell table:style-name="ce18"/>
          <table:table-cell office:value-type="string" calcext:value-type="string">
            <text:p>D3</text:p>
          </table:table-cell>
          <table:table-cell office:value-type="string" calcext:value-type="string">
            <text:p>(empty)</text:p>
          </table:table-cell>
          <table:table-cell office:value-type="string" calcext:value-type="string">
            <text:p>ZETEX_VAR2SOT23</text:p>
          </table:table-cell>
          <table:table-cell office:value-type="string" calcext:value-type="string">
            <text:p>ZETEX_SOT-23</text:p>
          </table:table-cell>
          <table:table-cell/>
        </table:table-row>
        <table:table-row table:style-name="ro1">
          <table:table-cell table:style-name="ce17" office:value-type="float" office:value="2319916" calcext:value-type="float">
            <text:p>2319916</text:p>
          </table:table-cell>
          <table:table-cell office:value-type="string" calcext:value-type="string">
            <text:p>Q1</text:p>
          </table:table-cell>
          <table:table-cell table:number-columns-repeated="2" office:value-type="string" calcext:value-type="string">
            <text:p>BUK7Y12-40E</text:p>
          </table:table-cell>
          <table:table-cell office:value-type="string" calcext:value-type="string">
            <text:p>SOT66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2</text:p>
          </table:table-cell>
          <table:table-cell table:number-columns-repeated="2" office:value-type="string" calcext:value-type="string">
            <text:p>BUK7Y12-40E</text:p>
          </table:table-cell>
          <table:table-cell office:value-type="string" calcext:value-type="string">
            <text:p>SOT66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3</text:p>
          </table:table-cell>
          <table:table-cell table:number-columns-repeated="2" office:value-type="string" calcext:value-type="string">
            <text:p>BUK7Y12-40E</text:p>
          </table:table-cell>
          <table:table-cell office:value-type="string" calcext:value-type="string">
            <text:p>SOT66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4</text:p>
          </table:table-cell>
          <table:table-cell table:number-columns-repeated="2" office:value-type="string" calcext:value-type="string">
            <text:p>BUK7Y12-40E</text:p>
          </table:table-cell>
          <table:table-cell office:value-type="string" calcext:value-type="string">
            <text:p>SOT66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5</text:p>
          </table:table-cell>
          <table:table-cell table:number-columns-repeated="2" office:value-type="string" calcext:value-type="string">
            <text:p>BUK7Y12-40E</text:p>
          </table:table-cell>
          <table:table-cell office:value-type="string" calcext:value-type="string">
            <text:p>SOT669</text:p>
          </table:table-cell>
          <table:table-cell/>
        </table:table-row>
        <table:table-row table:style-name="ro1">
          <table:table-cell table:style-name="ce18"/>
          <table:table-cell office:value-type="string" calcext:value-type="string">
            <text:p>Q6</text:p>
          </table:table-cell>
          <table:table-cell table:number-columns-repeated="2" office:value-type="string" calcext:value-type="string">
            <text:p>BUK7Y12-40E</text:p>
          </table:table-cell>
          <table:table-cell office:value-type="string" calcext:value-type="string">
            <text:p>SOT669</text:p>
          </table:table-cell>
          <table:table-cell/>
        </table:table-row>
        <table:table-row table:style-name="ro1">
          <table:table-cell table:style-name="ce17" office:value-type="float" office:value="2446904" calcext:value-type="float">
            <text:p>2446904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0805</text:p>
          </table:table-cell>
          <table:table-cell office:value-type="float" office:value="805" calcext:value-type="float">
            <text:p>8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0805</text:p>
          </table:table-cell>
          <table:table-cell office:value-type="float" office:value="805" calcext:value-type="float">
            <text:p>8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0805</text:p>
          </table:table-cell>
          <table:table-cell office:value-type="float" office:value="805" calcext:value-type="float">
            <text:p>8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3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0805</text:p>
          </table:table-cell>
          <table:table-cell office:value-type="float" office:value="805" calcext:value-type="float">
            <text:p>8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3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0805</text:p>
          </table:table-cell>
          <table:table-cell office:value-type="float" office:value="805" calcext:value-type="float">
            <text:p>8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0805</text:p>
          </table:table-cell>
          <table:table-cell office:value-type="float" office:value="805" calcext:value-type="float">
            <text:p>8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4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0805</text:p>
          </table:table-cell>
          <table:table-cell office:value-type="float" office:value="805" calcext:value-type="float">
            <text:p>8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0805</text:p>
          </table:table-cell>
          <table:table-cell office:value-type="float" office:value="805" calcext:value-type="float">
            <text:p>805</text:p>
          </table:table-cell>
          <table:table-cell/>
        </table:table-row>
        <table:table-row table:style-name="ro1">
          <table:table-cell table:style-name="ce18"/>
          <table:table-cell office:value-type="string" calcext:value-type="string">
            <text:p>R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0805</text:p>
          </table:table-cell>
          <table:table-cell office:value-type="float" office:value="805" calcext:value-type="float">
            <text:p>805</text:p>
          </table:table-cell>
          <table:table-cell/>
        </table:table-row>
        <table:table-row table:style-name="ro1">
          <table:table-cell table:style-name="ce19" office:value-type="float" office:value="2446909" calcext:value-type="float">
            <text:p>2446909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RESISTOR0805</text:p>
          </table:table-cell>
          <table:table-cell office:value-type="float" office:value="805" calcext:value-type="float">
            <text:p>805</text:p>
          </table:table-cell>
          <table:table-cell/>
        </table:table-row>
        <table:table-row table:style-name="ro1">
          <table:table-cell table:style-name="ce17" office:value-type="float" office:value="2446926" calcext:value-type="float">
            <text:p>2446926</text:p>
          </table:table-cell>
          <table:table-cell office:value-type="string" calcext:value-type="string">
            <text:p>R2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SISTOR0805</text:p>
          </table:table-cell>
          <table:table-cell office:value-type="float" office:value="805" calcext:value-type="float">
            <text:p>805</text:p>
          </table:table-cell>
          <table:table-cell/>
        </table:table-row>
        <table:table-row table:style-name="ro1">
          <table:table-cell table:style-name="ce18"/>
          <table:table-cell office:value-type="string" calcext:value-type="string">
            <text:p>R3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SISTOR0805</text:p>
          </table:table-cell>
          <table:table-cell office:value-type="float" office:value="805" calcext:value-type="float">
            <text:p>805</text:p>
          </table:table-cell>
          <table:table-cell/>
        </table:table-row>
        <table:table-row table:style-name="ro1">
          <table:table-cell table:style-name="ce19" office:value-type="float" office:value="2446939" calcext:value-type="float">
            <text:p>2446939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ESISTOR0805</text:p>
          </table:table-cell>
          <table:table-cell office:value-type="float" office:value="805" calcext:value-type="float">
            <text:p>805</text:p>
          </table:table-cell>
          <table:table-cell/>
        </table:table-row>
        <table:table-row table:style-name="ro1">
          <table:table-cell table:style-name="ce19" office:value-type="float" office:value="2446965" calcext:value-type="float">
            <text:p>2446965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3K</text:p>
          </table:table-cell>
          <table:table-cell office:value-type="string" calcext:value-type="string">
            <text:p>RESISTOR0805</text:p>
          </table:table-cell>
          <table:table-cell office:value-type="float" office:value="805" calcext:value-type="float">
            <text:p>805</text:p>
          </table:table-cell>
          <table:table-cell/>
        </table:table-row>
        <table:table-row table:style-name="ro1">
          <table:table-cell table:style-name="ce17" office:value-type="float" office:value="2447553" calcext:value-type="float">
            <text:p>2447553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0805</text:p>
          </table:table-cell>
          <table:table-cell office:value-type="float" office:value="805" calcext:value-type="float">
            <text:p>8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0805</text:p>
          </table:table-cell>
          <table:table-cell office:value-type="float" office:value="805" calcext:value-type="float">
            <text:p>8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0805</text:p>
          </table:table-cell>
          <table:table-cell office:value-type="float" office:value="805" calcext:value-type="float">
            <text:p>8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1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0805</text:p>
          </table:table-cell>
          <table:table-cell office:value-type="float" office:value="805" calcext:value-type="float">
            <text:p>8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1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0805</text:p>
          </table:table-cell>
          <table:table-cell office:value-type="float" office:value="805" calcext:value-type="float">
            <text:p>8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1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0805</text:p>
          </table:table-cell>
          <table:table-cell office:value-type="float" office:value="805" calcext:value-type="float">
            <text:p>8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1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0805</text:p>
          </table:table-cell>
          <table:table-cell office:value-type="float" office:value="805" calcext:value-type="float">
            <text:p>8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1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0805</text:p>
          </table:table-cell>
          <table:table-cell office:value-type="float" office:value="805" calcext:value-type="float">
            <text:p>8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1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0805</text:p>
          </table:table-cell>
          <table:table-cell office:value-type="float" office:value="805" calcext:value-type="float">
            <text:p>8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2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0805</text:p>
          </table:table-cell>
          <table:table-cell office:value-type="float" office:value="805" calcext:value-type="float">
            <text:p>8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2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0805</text:p>
          </table:table-cell>
          <table:table-cell office:value-type="float" office:value="805" calcext:value-type="float">
            <text:p>8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2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0805</text:p>
          </table:table-cell>
          <table:table-cell office:value-type="float" office:value="805" calcext:value-type="float">
            <text:p>8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4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0805</text:p>
          </table:table-cell>
          <table:table-cell office:value-type="float" office:value="805" calcext:value-type="float">
            <text:p>8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4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0805</text:p>
          </table:table-cell>
          <table:table-cell office:value-type="float" office:value="805" calcext:value-type="float">
            <text:p>8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5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0805</text:p>
          </table:table-cell>
          <table:table-cell office:value-type="float" office:value="805" calcext:value-type="float">
            <text:p>8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0805</text:p>
          </table:table-cell>
          <table:table-cell office:value-type="float" office:value="805" calcext:value-type="float">
            <text:p>8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0805</text:p>
          </table:table-cell>
          <table:table-cell office:value-type="float" office:value="805" calcext:value-type="float">
            <text:p>805</text:p>
          </table:table-cell>
          <table:table-cell/>
        </table:table-row>
        <table:table-row table:style-name="ro1">
          <table:table-cell table:style-name="ce18"/>
          <table:table-cell office:value-type="string" calcext:value-type="string">
            <text:p>R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0805</text:p>
          </table:table-cell>
          <table:table-cell office:value-type="float" office:value="805" calcext:value-type="float">
            <text:p>805</text:p>
          </table:table-cell>
          <table:table-cell/>
        </table:table-row>
        <table:table-row table:style-name="ro1">
          <table:table-cell table:style-name="ce19" office:value-type="float" office:value="2467818" calcext:value-type="float">
            <text:p>2467818</text:p>
          </table:table-cell>
          <table:table-cell office:value-type="string" calcext:value-type="string">
            <text:p>OSC</text:p>
          </table:table-cell>
          <table:table-cell office:value-type="string" calcext:value-type="string">
            <text:p>8MHz</text:p>
          </table:table-cell>
          <table:table-cell office:value-type="string" calcext:value-type="string">
            <text:p>CRYSTAL5X3</text:p>
          </table:table-cell>
          <table:table-cell office:value-type="string" calcext:value-type="string">
            <text:p>CRYSTAL-SMD-5X3</text:p>
          </table:table-cell>
          <table:table-cell/>
        </table:table-row>
        <table:table-row table:style-name="ro1">
          <table:table-cell table:style-name="ce19" office:value-type="float" office:value="2470830" calcext:value-type="float">
            <text:p>2470830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(empty)</text:p>
          </table:table-cell>
          <table:table-cell table:number-columns-repeated="2" office:value-type="float" office:value="614105150721" calcext:value-type="float">
            <text:p>614105150721</text:p>
          </table:table-cell>
          <table:table-cell/>
        </table:table-row>
        <table:table-row table:style-name="ro1">
          <table:table-cell table:style-name="ce19" office:value-type="float" office:value="2496935" calcext:value-type="float">
            <text:p>2496935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1000pF</text:p>
          </table:table-cell>
          <table:table-cell office:value-type="string" calcext:value-type="string">
            <text:p>CAP0805</text:p>
          </table:table-cell>
          <table:table-cell office:value-type="string" calcext:value-type="string">
            <text:p>0805@1</text:p>
          </table:table-cell>
          <table:table-cell/>
        </table:table-row>
        <table:table-row table:style-name="ro1">
          <table:table-cell table:style-name="ce17" office:value-type="float" office:value="2496946" calcext:value-type="float">
            <text:p>2496946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0805</text:p>
          </table:table-cell>
          <table:table-cell office:value-type="string" calcext:value-type="string">
            <text:p>0805@1</text:p>
          </table:table-cell>
          <table:table-cell/>
        </table:table-row>
        <table:table-row table:style-name="ro1">
          <table:table-cell table:style-name="ce18"/>
          <table:table-cell office:value-type="string" calcext:value-type="string">
            <text:p>C7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0805</text:p>
          </table:table-cell>
          <table:table-cell office:value-type="string" calcext:value-type="string">
            <text:p>0805@1</text:p>
          </table:table-cell>
          <table:table-cell/>
        </table:table-row>
        <table:table-row table:style-name="ro1">
          <table:table-cell table:style-name="ce17" office:value-type="float" office:value="2528772" calcext:value-type="float">
            <text:p>2528772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0µF</text:p>
          </table:table-cell>
          <table:table-cell office:value-type="string" calcext:value-type="string">
            <text:p>0.33UF/330NF-0805-50V-10%</text:p>
          </table:table-cell>
          <table:table-cell office:value-type="float" office:value="805" calcext:value-type="float">
            <text:p>8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10µF</text:p>
          </table:table-cell>
          <table:table-cell office:value-type="string" calcext:value-type="string">
            <text:p>0.33UF/330NF-0805-50V-10%</text:p>
          </table:table-cell>
          <table:table-cell office:value-type="float" office:value="805" calcext:value-type="float">
            <text:p>805</text:p>
          </table:table-cell>
          <table:table-cell/>
        </table:table-row>
        <table:table-row table:style-name="ro1">
          <table:table-cell table:style-name="ce18"/>
          <table:table-cell office:value-type="string" calcext:value-type="string">
            <text:p>C3</text:p>
          </table:table-cell>
          <table:table-cell office:value-type="string" calcext:value-type="string">
            <text:p>10µF</text:p>
          </table:table-cell>
          <table:table-cell office:value-type="string" calcext:value-type="string">
            <text:p>0.33UF/330NF-0805-50V-10%</text:p>
          </table:table-cell>
          <table:table-cell office:value-type="float" office:value="805" calcext:value-type="float">
            <text:p>805</text:p>
          </table:table-cell>
          <table:table-cell/>
        </table:table-row>
        <table:table-row table:style-name="ro1">
          <table:table-cell table:style-name="ce19" office:value-type="float" office:value="7261403" calcext:value-type="float">
            <text:p>7261403</text:p>
          </table:table-cell>
          <table:table-cell office:value-type="string" calcext:value-type="string">
            <text:p>REG1</text:p>
          </table:table-cell>
          <table:table-cell table:number-columns-repeated="2" office:value-type="string" calcext:value-type="string">
            <text:p>TS2940CW-3.3RP</text:p>
          </table:table-cell>
          <table:table-cell office:value-type="string" calcext:value-type="string">
            <text:p>SOT223</text:p>
          </table:table-cell>
          <table:table-cell/>
        </table:table-row>
        <table:table-row table:style-name="ro1">
          <table:table-cell table:style-name="ce17" office:value-type="string" calcext:value-type="string">
            <text:p>-</text:p>
          </table:table-cell>
          <table:table-cell office:value-type="string" calcext:value-type="string">
            <text:p>ENC1</text:p>
          </table:table-cell>
          <table:table-cell table:number-columns-repeated="2" office:value-type="string" calcext:value-type="string">
            <text:p>LS7366RSO14</text:p>
          </table:table-cell>
          <table:table-cell office:value-type="string" calcext:value-type="string">
            <text:p>SO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P1</text:p>
          </table:table-cell>
          <table:table-cell table:number-columns-repeated="2" office:value-type="string" calcext:value-type="string">
            <text:p>JUMPER-SMT_2_NO_NO-SILK_ROUND</text:p>
          </table:table-cell>
          <table:table-cell office:value-type="string" calcext:value-type="string">
            <text:p>SMT-JUMPER_2_NO_NO-SILK_ROU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P2</text:p>
          </table:table-cell>
          <table:table-cell table:number-columns-repeated="2" office:value-type="string" calcext:value-type="string">
            <text:p>JUMPER-SMT_2_NO_NO-SILK_ROUND</text:p>
          </table:table-cell>
          <table:table-cell office:value-type="string" calcext:value-type="string">
            <text:p>SMT-JUMPER_2_NO_NO-SILK_ROUND</text:p>
          </table:table-cell>
          <table:table-cell/>
        </table:table-row>
        <table:table-row table:style-name="ro1">
          <table:table-cell table:style-name="ce18"/>
          <table:table-cell office:value-type="string" calcext:value-type="string">
            <text:p>X1</text:p>
          </table:table-cell>
          <table:table-cell table:number-columns-repeated="2" office:value-type="string" calcext:value-type="string">
            <text:p>JST-XH-10-PIN-LONG-PAD</text:p>
          </table:table-cell>
          <table:table-cell office:value-type="string" calcext:value-type="string">
            <text:p>JST-XH-10-PACKAGE-LONG-PAD</text:p>
          </table:table-cell>
          <table:table-cell/>
        </table:table-row>
        <table:table-row table:style-name="ro1">
          <table:table-cell table:style-name="ce19" office:value-type="string" calcext:value-type="string">
            <text:p>8737843RL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(empty)</text:p>
          </table:table-cell>
          <table:table-cell office:value-type="string" calcext:value-type="string">
            <text:p>DIODESOD</text:p>
          </table:table-cell>
          <table:table-cell office:value-type="string" calcext:value-type="string">
            <text:p>SOD-323</text:p>
          </table:table-cell>
          <table:table-cell/>
        </table:table-row>
        <table:table-row table:style-name="ro1">
          <table:table-cell table:style-name="ce21" office:value-type="string" calcext:value-type="string">
            <text:p>Total Result</text:p>
          </table:table-cell>
          <table:table-cell table:style-name="ce24" table:number-columns-repeated="3"/>
          <table:table-cell table:style-name="ce25"/>
          <table:table-cell table:style-name="ce28"/>
        </table:table-row>
      </table:table>
      <table:named-expressions/>
      <table:data-pilot-tables>
        <table:data-pilot-table table:name="DataPilot1" table:application-data="" table:target-range-address="'Pivot Table_brushless_1'.A1:'Pivot Table_brushless_1'.F74" table:buttons="'Pivot Table_brushless_1'.A1 'Pivot Table_brushless_1'.B1 'Pivot Table_brushless_1'.C1 'Pivot Table_brushless_1'.D1 'Pivot Table_brushless_1'.E1" table:show-filter-button="false" table:drill-down-on-double-click="false">
          <table:source-cell-range table:cell-range-address="brushless.A1:brushless.E73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Farnell" table:orientation="row" table:used-hierarchy="0" table:function="auto">
            <table:data-pilot-level table:show-empty="false" calcext:repeat-item-labels="false">
              <table:data-pilot-members>
                <table:data-pilot-member table:name="721980" table:display="true" table:show-details="true"/>
                <table:data-pilot-member table:name="1022248" table:display="true" table:show-details="true"/>
                <table:data-pilot-member table:name="1022256" table:display="true" table:show-details="true"/>
                <table:data-pilot-member table:name="1144713" table:display="true" table:show-details="true"/>
                <table:data-pilot-member table:name="1329624" table:display="true" table:show-details="true"/>
                <table:data-pilot-member table:name="1414620" table:display="true" table:show-details="true"/>
                <table:data-pilot-member table:name="1437637" table:display="true" table:show-details="true"/>
                <table:data-pilot-member table:name="1581233" table:display="true" table:show-details="true"/>
                <table:data-pilot-member table:name="1606327" table:display="true" table:show-details="true"/>
                <table:data-pilot-member table:name="1842013" table:display="true" table:show-details="true"/>
                <table:data-pilot-member table:name="2296000" table:display="true" table:show-details="true"/>
                <table:data-pilot-member table:name="2317446" table:display="true" table:show-details="true"/>
                <table:data-pilot-member table:name="2319916" table:display="true" table:show-details="true"/>
                <table:data-pilot-member table:name="2446904" table:display="true" table:show-details="true"/>
                <table:data-pilot-member table:name="2446909" table:display="true" table:show-details="true"/>
                <table:data-pilot-member table:name="2446926" table:display="true" table:show-details="true"/>
                <table:data-pilot-member table:name="2446939" table:display="true" table:show-details="true"/>
                <table:data-pilot-member table:name="2446965" table:display="true" table:show-details="true"/>
                <table:data-pilot-member table:name="2447553" table:display="true" table:show-details="true"/>
                <table:data-pilot-member table:name="2467818" table:display="true" table:show-details="true"/>
                <table:data-pilot-member table:name="2470830" table:display="true" table:show-details="true"/>
                <table:data-pilot-member table:name="2496935" table:display="true" table:show-details="true"/>
                <table:data-pilot-member table:name="2496946" table:display="true" table:show-details="true"/>
                <table:data-pilot-member table:name="2528772" table:display="true" table:show-details="true"/>
                <table:data-pilot-member table:name="7261403" table:display="true" table:show-details="true"/>
                <table:data-pilot-member table:name="-" table:display="true" table:show-details="true"/>
                <table:data-pilot-member table:name="8737843R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ame" table:orientation="row" table:used-hierarchy="0" table:function="auto">
            <table:data-pilot-level table:show-empty="false" calcext:repeat-item-labels="false">
              <table:data-pilot-members>
                <table:data-pilot-member table:name="BUT" table:display="true" table:show-details="true"/>
                <table:data-pilot-member table:name="C1" table:display="true" table:show-details="true"/>
                <table:data-pilot-member table:name="C10" table:display="true" table:show-details="true"/>
                <table:data-pilot-member table:name="C12" table:display="true" table:show-details="true"/>
                <table:data-pilot-member table:name="C17" table:display="true" table:show-details="true"/>
                <table:data-pilot-member table:name="C18" table:display="true" table:show-details="true"/>
                <table:data-pilot-member table:name="C2" table:display="true" table:show-details="true"/>
                <table:data-pilot-member table:name="C20" table:display="true" table:show-details="true"/>
                <table:data-pilot-member table:name="C21" table:display="true" table:show-details="true"/>
                <table:data-pilot-member table:name="C3" table:display="true" table:show-details="true"/>
                <table:data-pilot-member table:name="C4" table:display="true" table:show-details="true"/>
                <table:data-pilot-member table:name="C7" table:display="true" table:show-details="true"/>
                <table:data-pilot-member table:name="D1" table:display="true" table:show-details="true"/>
                <table:data-pilot-member table:name="D2" table:display="true" table:show-details="true"/>
                <table:data-pilot-member table:name="D3" table:display="true" table:show-details="true"/>
                <table:data-pilot-member table:name="D4" table:display="true" table:show-details="true"/>
                <table:data-pilot-member table:name="D5" table:display="true" table:show-details="true"/>
                <table:data-pilot-member table:name="DRV1" table:display="true" table:show-details="true"/>
                <table:data-pilot-member table:name="DRV2" table:display="true" table:show-details="true"/>
                <table:data-pilot-member table:name="DRV3" table:display="true" table:show-details="true"/>
                <table:data-pilot-member table:name="ENC1" table:display="true" table:show-details="true"/>
                <table:data-pilot-member table:name="GND" table:display="true" table:show-details="true"/>
                <table:data-pilot-member table:name="JP1" table:display="true" table:show-details="true"/>
                <table:data-pilot-member table:name="JP2" table:display="true" table:show-details="true"/>
                <table:data-pilot-member table:name="K1" table:display="true" table:show-details="true"/>
                <table:data-pilot-member table:name="LOGIC" table:display="true" table:show-details="true"/>
                <table:data-pilot-member table:name="OSC" table:display="true" table:show-details="true"/>
                <table:data-pilot-member table:name="OSC1" table:display="true" table:show-details="true"/>
                <table:data-pilot-member table:name="Q1" table:display="true" table:show-details="true"/>
                <table:data-pilot-member table:name="Q2" table:display="true" table:show-details="true"/>
                <table:data-pilot-member table:name="Q3" table:display="true" table:show-details="true"/>
                <table:data-pilot-member table:name="Q4" table:display="true" table:show-details="true"/>
                <table:data-pilot-member table:name="Q5" table:display="true" table:show-details="true"/>
                <table:data-pilot-member table:name="Q6" table:display="true" table:show-details="true"/>
                <table:data-pilot-member table:name="R1" table:display="true" table:show-details="true"/>
                <table:data-pilot-member table:name="R10" table:display="true" table:show-details="true"/>
                <table:data-pilot-member table:name="R11" table:display="true" table:show-details="true"/>
                <table:data-pilot-member table:name="R12" table:display="true" table:show-details="true"/>
                <table:data-pilot-member table:name="R14" table:display="true" table:show-details="true"/>
                <table:data-pilot-member table:name="R15" table:display="true" table:show-details="true"/>
                <table:data-pilot-member table:name="R16" table:display="true" table:show-details="true"/>
                <table:data-pilot-member table:name="R17" table:display="true" table:show-details="true"/>
                <table:data-pilot-member table:name="R18" table:display="true" table:show-details="true"/>
                <table:data-pilot-member table:name="R19" table:display="true" table:show-details="true"/>
                <table:data-pilot-member table:name="R2" table:display="true" table:show-details="true"/>
                <table:data-pilot-member table:name="R20" table:display="true" table:show-details="true"/>
                <table:data-pilot-member table:name="R21" table:display="true" table:show-details="true"/>
                <table:data-pilot-member table:name="R23" table:display="true" table:show-details="true"/>
                <table:data-pilot-member table:name="R24" table:display="true" table:show-details="true"/>
                <table:data-pilot-member table:name="R25" table:display="true" table:show-details="true"/>
                <table:data-pilot-member table:name="R28" table:display="true" table:show-details="true"/>
                <table:data-pilot-member table:name="R29" table:display="true" table:show-details="true"/>
                <table:data-pilot-member table:name="R3" table:display="true" table:show-details="true"/>
                <table:data-pilot-member table:name="R35" table:display="true" table:show-details="true"/>
                <table:data-pilot-member table:name="R36" table:display="true" table:show-details="true"/>
                <table:data-pilot-member table:name="R39" table:display="true" table:show-details="true"/>
                <table:data-pilot-member table:name="R4" table:display="true" table:show-details="true"/>
                <table:data-pilot-member table:name="R40" table:display="true" table:show-details="true"/>
                <table:data-pilot-member table:name="R48" table:display="true" table:show-details="true"/>
                <table:data-pilot-member table:name="R49" table:display="true" table:show-details="true"/>
                <table:data-pilot-member table:name="R5" table:display="true" table:show-details="true"/>
                <table:data-pilot-member table:name="R50" table:display="true" table:show-details="true"/>
                <table:data-pilot-member table:name="R6" table:display="true" table:show-details="true"/>
                <table:data-pilot-member table:name="R7" table:display="true" table:show-details="true"/>
                <table:data-pilot-member table:name="R8" table:display="true" table:show-details="true"/>
                <table:data-pilot-member table:name="R9" table:display="true" table:show-details="true"/>
                <table:data-pilot-member table:name="REG1" table:display="true" table:show-details="true"/>
                <table:data-pilot-member table:name="RESET" table:display="true" table:show-details="true"/>
                <table:data-pilot-member table:name="SENSE" table:display="true" table:show-details="true"/>
                <table:data-pilot-member table:name="UC1" table:display="true" table:show-details="true"/>
                <table:data-pilot-member table:name="V+" table:display="true" table:show-details="true"/>
                <table:data-pilot-member table:name="X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alue" table:orientation="row" table:used-hierarchy="0" table:function="auto">
            <table:data-pilot-level table:show-empty="false" calcext:repeat-item-labels="false">
              <table:data-pilot-members>
                <table:data-pilot-member table:name="22" table:display="true" table:show-details="true"/>
                <table:data-pilot-member table:name="1.5K" table:display="true" table:show-details="true"/>
                <table:data-pilot-member table:name="1000pF" table:display="true" table:show-details="true"/>
                <table:data-pilot-member table:name="100uF" table:display="true" table:show-details="true"/>
                <table:data-pilot-member table:name="10K" table:display="true" table:show-details="true"/>
                <table:data-pilot-member table:name="10µF" table:display="true" table:show-details="true"/>
                <table:data-pilot-member table:name="15pF" table:display="true" table:show-details="true"/>
                <table:data-pilot-member table:name="18pF" table:display="true" table:show-details="true"/>
                <table:data-pilot-member table:name="1K" table:display="true" table:show-details="true"/>
                <table:data-pilot-member table:name="1uF" table:display="true" table:show-details="true"/>
                <table:data-pilot-member table:name="2K" table:display="true" table:show-details="true"/>
                <table:data-pilot-member table:name="3K" table:display="true" table:show-details="true"/>
                <table:data-pilot-member table:name="40Mhz" table:display="true" table:show-details="true"/>
                <table:data-pilot-member table:name="8MHz" table:display="true" table:show-details="true"/>
                <table:data-pilot-member table:name="ACS712" table:display="true" table:show-details="true"/>
                <table:data-pilot-member table:name="Blue" table:display="true" table:show-details="true"/>
                <table:data-pilot-member table:name="BUK7Y12-40E" table:display="true" table:show-details="true"/>
                <table:data-pilot-member table:name="CONNEC_1X03" table:display="true" table:show-details="true"/>
                <table:data-pilot-member table:name="CONNEC_1X08" table:display="true" table:show-details="true"/>
                <table:data-pilot-member table:name="JST-XH-10-PIN-LONG-PAD" table:display="true" table:show-details="true"/>
                <table:data-pilot-member table:name="JUMPER-SMT_2_NO_NO-SILK_ROUND" table:display="true" table:show-details="true"/>
                <table:data-pilot-member table:name="KMR211GLFS" table:display="true" table:show-details="true"/>
                <table:data-pilot-member table:name="LS7366RSO14" table:display="true" table:show-details="true"/>
                <table:data-pilot-member table:name="OPEN-BLDC_IR2101" table:display="true" table:show-details="true"/>
                <table:data-pilot-member table:name="STM32F103CBT6" table:display="true" table:show-details="true"/>
                <table:data-pilot-member table:name="TS2940CW-3.3RP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vice" table:orientation="row" table:used-hierarchy="0" table:function="auto">
            <table:data-pilot-level table:show-empty="false" calcext:repeat-item-labels="false">
              <table:data-pilot-members>
                <table:data-pilot-member table:name="614105150721" table:display="true" table:show-details="true"/>
                <table:data-pilot-member table:name="0.33UF/330NF-0805-50V-10%" table:display="true" table:show-details="true"/>
                <table:data-pilot-member table:name="ACS712" table:display="true" table:show-details="true"/>
                <table:data-pilot-member table:name="BUK7Y12-40E" table:display="true" table:show-details="true"/>
                <table:data-pilot-member table:name="BUTTON-KMR241GLFS" table:display="true" table:show-details="true"/>
                <table:data-pilot-member table:name="C_EU_22PF" table:display="true" table:show-details="true"/>
                <table:data-pilot-member table:name="CAP0805" table:display="true" table:show-details="true"/>
                <table:data-pilot-member table:name="CONNEC_1X03" table:display="true" table:show-details="true"/>
                <table:data-pilot-member table:name="CONNEC_1X08" table:display="true" table:show-details="true"/>
                <table:data-pilot-member table:name="CPOL_EU_3.5-8" table:display="true" table:show-details="true"/>
                <table:data-pilot-member table:name="CRYSTAL5X3" table:display="true" table:show-details="true"/>
                <table:data-pilot-member table:name="DIODESOD" table:display="true" table:show-details="true"/>
                <table:data-pilot-member table:name="JST-XH-10-PIN-LONG-PAD" table:display="true" table:show-details="true"/>
                <table:data-pilot-member table:name="JUMPER-SMT_2_NO_NO-SILK_ROUND" table:display="true" table:show-details="true"/>
                <table:data-pilot-member table:name="LED1206" table:display="true" table:show-details="true"/>
                <table:data-pilot-member table:name="LS7366RSO14" table:display="true" table:show-details="true"/>
                <table:data-pilot-member table:name="OPEN-BLDC_IR2101" table:display="true" table:show-details="true"/>
                <table:data-pilot-member table:name="RESISTOR0805" table:display="true" table:show-details="true"/>
                <table:data-pilot-member table:name="STM32F103CB" table:display="true" table:show-details="true"/>
                <table:data-pilot-member table:name="TS2940CW-3.3RP" table:display="true" table:show-details="true"/>
                <table:data-pilot-member table:name="ZETEX_VAR2SOT2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ackage" table:orientation="row" table:used-hierarchy="0" table:function="auto">
            <table:data-pilot-level table:show-empty="false" calcext:repeat-item-labels="false">
              <table:data-pilot-members>
                <table:data-pilot-member table:name="805" table:display="true" table:show-details="true"/>
                <table:data-pilot-member table:name="614105150721" table:display="true" table:show-details="true"/>
                <table:data-pilot-member table:name="0805@1" table:display="true" table:show-details="true"/>
                <table:data-pilot-member table:name="C0603" table:display="true" table:show-details="true"/>
                <table:data-pilot-member table:name="CONNEC_1X03" table:display="true" table:show-details="true"/>
                <table:data-pilot-member table:name="CONNEC_1X08" table:display="true" table:show-details="true"/>
                <table:data-pilot-member table:name="CRYSTAL-SMD-5X3" table:display="true" table:show-details="true"/>
                <table:data-pilot-member table:name="E3,5-8" table:display="true" table:show-details="true"/>
                <table:data-pilot-member table:name="JST-XH-10-PACKAGE-LONG-PAD" table:display="true" table:show-details="true"/>
                <table:data-pilot-member table:name="LED-1206" table:display="true" table:show-details="true"/>
                <table:data-pilot-member table:name="LQFP48" table:display="true" table:show-details="true"/>
                <table:data-pilot-member table:name="OPEN-BLDC_SO-8" table:display="true" table:show-details="true"/>
                <table:data-pilot-member table:name="PUSHBUTTON-KMR241GLFS" table:display="true" table:show-details="true"/>
                <table:data-pilot-member table:name="SMT-JUMPER_2_NO_NO-SILK_ROUND" table:display="true" table:show-details="true"/>
                <table:data-pilot-member table:name="SO14" table:display="true" table:show-details="true"/>
                <table:data-pilot-member table:name="SO8" table:display="true" table:show-details="true"/>
                <table:data-pilot-member table:name="SOD-323" table:display="true" table:show-details="true"/>
                <table:data-pilot-member table:name="SOT223" table:display="true" table:show-details="true"/>
                <table:data-pilot-member table:name="SOT669" table:display="true" table:show-details="true"/>
                <table:data-pilot-member table:name="ZETEX_SOT-2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5">00/00/0000</text:date>, <text:time style:data-style-name="N2" text:time-value="17:52:57.2076695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5T19:06:09.601795384</dc:date>
    <meta:editing-duration>PT1H3M20S</meta:editing-duration>
    <meta:editing-cycles>2</meta:editing-cycles>
    <meta:generator>LibreOffice/5.3.1.2$Linux_X86_64 LibreOffice_project/30m0$Build-2</meta:generator>
    <meta:document-statistic meta:table-count="2" meta:cell-count="682" meta:object-count="0"/>
  </office:meta>
</office:document-meta>
</file>